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6pt" fo:font-weight="bold" officeooo:rsid="0040ecd1" officeooo:paragraph-rsid="0040ec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16pt" fo:font-weight="bold" officeooo:rsid="004e503f" officeooo:paragraph-rsid="004e503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14pt" officeooo:rsid="0006b416" officeooo:paragraph-rsid="0043305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4e7a96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50ac5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522eb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4e503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6pt" fo:font-weight="normal" officeooo:rsid="004e503f" officeooo:paragraph-rsid="004e503f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202122" fo:letter-spacing="normal"/>
    </style:style>
    <style:style style:name="T2" style:family="text">
      <style:text-properties fo:font-variant="normal" fo:text-transform="none" fo:color="#202122" fo:letter-spacing="normal" officeooo:rsid="002b8006"/>
    </style:style>
    <style:style style:name="T3" style:family="text">
      <style:text-properties fo:font-variant="normal" fo:text-transform="none" fo:color="#202122" fo:letter-spacing="normal" officeooo:rsid="004b43d6"/>
    </style:style>
    <style:style style:name="T4" style:family="text">
      <style:text-properties fo:font-variant="normal" fo:text-transform="none" fo:color="#202122" fo:letter-spacing="normal" officeooo:rsid="00558401"/>
    </style:style>
    <style:style style:name="T5" style:family="text">
      <style:text-properties fo:font-variant="normal" fo:text-transform="none" fo:color="#ce181e" fo:letter-spacing="normal" fo:font-weight="bold" officeooo:rsid="004b43d6" style:font-weight-asian="bold" style:font-weight-complex="bold"/>
    </style:style>
    <style:style style:name="T6" style:family="text">
      <style:text-properties officeooo:rsid="0006b416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fo:font-weight="bold" officeooo:rsid="00433054" style:font-weight-asian="bold" style:font-weight-complex="bold"/>
    </style:style>
    <style:style style:name="T10" style:family="text">
      <style:text-properties fo:color="#ce181e" fo:font-weight="bold" officeooo:rsid="004ab939" style:font-weight-asian="bold" style:font-weight-complex="bold"/>
    </style:style>
    <style:style style:name="T11" style:family="text">
      <style:text-properties fo:color="#000000" officeooo:rsid="0006b416"/>
    </style:style>
    <style:style style:name="T12" style:family="text">
      <style:text-properties fo:color="#000000" officeooo:rsid="004b43d6"/>
    </style:style>
    <style:style style:name="T13" style:family="text">
      <style:text-properties officeooo:rsid="004e503f"/>
    </style:style>
    <style:style style:name="T14" style:family="text">
      <style:text-properties officeooo:rsid="004e7a96"/>
    </style:style>
    <style:style style:name="T15" style:family="text">
      <style:text-properties officeooo:rsid="00522ebd"/>
    </style:style>
    <style:style style:name="T16" style:family="text">
      <style:text-properties officeooo:rsid="00526fc4"/>
    </style:style>
    <style:style style:name="T17" style:family="text">
      <style:text-properties officeooo:rsid="005538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<text:span text:style-name="T13">CONTRABAIXO ELÉTRICO</text:span></text:p>
      <text:p text:style-name="P1"/>
      <text:p text:style-name="P4">O contrabaixo elétrico, ou chamado também apenas baixo elétrico é um instrumento de cordas utilizado por diversos gêneros musicais modernos. O contrabaixo elétrico tradicional e popular que a maioria das bandas de rock usam é muito semelhante a uma guitarra elétrica, mas com o corpo maior, um braço mais longo, uma escola mais extensa, e cordas mais grossas. Em geral os baixos elétricos comuns possuem quatro cordas, e estas são afinadas, tradicionalmente, da mesma maneira que os contrabaixos de orquestra.</text:p>
      <text:p text:style-name="P5"/>
      <text:p text:style-name="P6"><text:span text:style-name="T8">Contrabaixo elétrico 4 cordas</text:span> – O contrabaixo elétrico de quatro cordas, foi o primeiro modelo a ser desenvolvido e é encontrado com bastante frequência em bandas de música. <text:span text:style-name="T14">As quatro cordas do contrabaixo elétrico, desde seu modelo original, são afinadas conforme os contrabaixos acústicos encontrados em orquestras, sendo assim a primeira corda é afinada em E (Mi), a segunda corda em A (Lá), a terceira em D (Ré) e a quarta em G (Sol). <text:s/></text:span></text:p>
      <text:p text:style-name="P2"/>
      <text:p text:style-name="P7"><text:span text:style-name="T8">Contrabaixo elétrico 5 cordas</text:span> – <text:span text:style-name="T14">Com o objetivo de aumentar a extensão do contrabaixo elétrico original, uma nova corda foi adicionada ao instrumento, resultando em um total de 5 cordas. Um diferencial do contrabaixo elétrico de 5 cordas, é que existem 2 formas de afinação para as cordas, afinal pode-se adicionar uma corda (afinada em Si) antes da primeira, ou adicionar uma corda (afinada em dó) após a última das que já existem no instrumento. Portanto, existem dois padrões de afinação para o contrabaixo elétrico de 5 cordas, sendo eles: BEADG (Si – Mi – Lá – Ré – Sol) e EADGC (Mi – Lá – Ré – Sol - Dó).</text:span></text:p>
      <text:p text:style-name="P10"/>
      <text:p text:style-name="P8"><text:span text:style-name="T8">Contrabaixo elétrico 6 cordas</text:span> – <text:span text:style-name="T15">Com o objetivo de aumentar ainda mais a extensão e padronizar a afinação das cordas, foi desenvolvido um novo instrumento com todas as 6 cordas possíveis que eram utilizadas em ambas as afinações dos instrumentos de 5 cordas. Sendo assim, a afinação do contrabaixo de 6 cordas é padronizada em BEADGC (Si – Mi – Lá – Ré – Sol – Dó). Apesar de ser o instrumento mais completo, o contrabaixo de 6 cordas não é encontrado com muita frequência.</text:span></text:p>
      <text:p text:style-name="P10"/>
      <text:p text:style-name="P9"><text:soft-page-break/><text:span text:style-name="T8">Contrabaixo de alcance estendido</text:span> – <text:span text:style-name="T16">Ao contrário do que se pode pensar, existem contrabaixos elétricos com mais de 6 cordas. Os chamados, contrabaixos de alcance estendido tem o propósito de oferecer uma faixa estendida, adicionando novas cordas ao instrumento. Os contrabaixos de alcance estendido mais comuns possuem 7, 8 ou 12 cordas. Existem ainda contrabaixos de alcance estendido exóticos, como um projeto recente que apresentou um instrumento de 24 cordas e é considerado o maior contrabaixo elétrico do mundo.</text:span></text:p>
      <text:p text:style-name="P10"/>
      <text:p text:style-name="P10"><text:span text:style-name="T8"/></text:p>
      <text:p text:style-name="P9"><text:span text:style-name="T8">Contrabaixo Piccolo </text:span>– <text:span text:style-name="T17">O contrabaixo piccolo elétrico, ou contrabaixo de flautim elétrico, é um contrabaixo que foi ajustado para emitir notas mais agudas que um contrabaixo comum (normalmente uma oitava acima). </text:span><text:span text:style-name="T2">Isso permite que os baixistas usar registros mais altos durante solando, mantendo uma escala de comprimento e espaçamento seqüência familiar. O comprimento da escala será geralmente semelhante à d</text:span><text:span text:style-name="T4">o</text:span><text:span text:style-name="T2"> </text:span><text:span text:style-name="T4">contra</text:span><text:span text:style-name="T2">baixo padrão, com cordas finas para permitir um ajuste mais agu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57:58.860260787</meta:creation-date>
    <meta:editing-duration>PT1H40M53S</meta:editing-duration>
    <meta:editing-cycles>11</meta:editing-cycles>
    <meta:generator>LibreOffice/6.0.7.3$Linux_X86_64 LibreOffice_project/00m0$Build-3</meta:generator>
    <dc:date>2020-06-13T23:49:42.192768783</dc:date>
    <meta:document-statistic meta:table-count="0" meta:image-count="0" meta:object-count="0" meta:page-count="2" meta:paragraph-count="7" meta:word-count="487" meta:character-count="3056" meta:non-whitespace-character-count="2557"/>
  </office:meta>
</office:document-meta>
</file>